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2ced" officeooo:paragraph-rsid="000d2ced"/>
    </style:style>
    <style:style style:name="P2" style:family="paragraph" style:parent-style-name="Standard" style:list-style-name="L1">
      <style:text-properties officeooo:paragraph-rsid="000d2ced"/>
    </style:style>
    <style:style style:name="P3" style:family="paragraph" style:parent-style-name="Standard" style:list-style-name="L1">
      <style:text-properties officeooo:rsid="000d2ced" officeooo:paragraph-rsid="000d2ced"/>
    </style:style>
    <style:style style:name="P4" style:family="paragraph" style:parent-style-name="Standard" style:list-style-name="L1">
      <style:text-properties fo:font-variant="normal" fo:text-transform="none" fo:color="#000000" style:text-line-through-style="none" style:text-line-through-type="none" style:font-name="Abyssinica SIL" fo:font-size="12pt" fo:letter-spacing="normal" fo:font-style="normal" style:text-underline-style="none" fo:font-weight="normal" officeooo:rsid="000d2ced" officeooo:paragraph-rsid="000d875b" style:text-blinking="false" style:font-style-asian="normal" style:font-style-complex="normal"/>
    </style:style>
    <style:style style:name="P5" style:family="paragraph" style:parent-style-name="Standard" style:list-style-name="L1">
      <style:text-properties fo:font-variant="normal" fo:text-transform="none" fo:color="#000000" style:text-line-through-style="none" style:text-line-through-type="none" style:font-name="Roboto" fo:font-size="12pt" fo:letter-spacing="normal" fo:font-style="italic" style:text-underline-style="none" fo:font-weight="normal" officeooo:rsid="000d2ced" officeooo:paragraph-rsid="000d2ced" style:text-blinking="false"/>
    </style:style>
    <style:style style:name="P6" style:family="paragraph" style:parent-style-name="Standard" style:list-style-name="L1">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2ced" officeooo:paragraph-rsid="000d2ced" style:text-blinking="false" style:font-style-asian="normal" style:font-style-complex="normal"/>
    </style:style>
    <style:style style:name="P7" style:family="paragraph" style:parent-style-name="Standard" style:list-style-name="L1">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0d875b" officeooo:paragraph-rsid="000d875b" style:text-blinking="false"/>
    </style:style>
    <style:style style:name="P8" style:family="paragraph" style:parent-style-name="Standard" style:list-style-name="L1">
      <style:text-properties fo:font-style="normal" officeooo:rsid="000d2ced" officeooo:paragraph-rsid="000d2ced" style:font-style-asian="normal" style:font-style-complex="normal"/>
    </style:style>
    <style:style style:name="P9" style:family="paragraph" style:parent-style-name="Standard" style:list-style-name="L1">
      <style:text-properties officeooo:rsid="000d875b" officeooo:paragraph-rsid="000d875b"/>
    </style:style>
    <style:style style:name="T1" style:family="text">
      <style:text-properties officeooo:rsid="000d2ced"/>
    </style:style>
    <style:style style:name="T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style>
    <style:style style:name="T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0da857" style:text-blinking="false"/>
    </style:style>
    <style:style style:name="T4"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style:style>
    <style:style style:name="T5" style:family="text">
      <style:text-properties fo:font-variant="normal" fo:text-transform="none" fo:color="#000000" style:text-line-through-style="none" style:text-line-through-type="none" style:font-name="Liberation Serif" fo:font-size="12pt" fo:letter-spacing="normal" style:text-underline-style="none" fo:font-weight="normal" officeooo:rsid="000d875b" style:text-blinking="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deploy the nifarm token on the mainnet ?</text:p>
      <text:p text:style-name="P1"/>
      <text:p text:style-name="P1">The following tutorial is for ubuntu.</text:p>
      <text:p text:style-name="P1"/>
      <text:list xml:id="list581324260833292358" text:style-name="L1">
        <text:list-item>
          <text:p text:style-name="P2"><text:span text:style-name="T1">Install Geth from </text:span><text:a xlink:type="simple" xlink:href="https://geth.ethereum.org/downloads/" text:style-name="Internet_20_link" text:visited-style-name="Visited_20_Internet_20_Link"><text:span text:style-name="T1">https://geth.ethereum.org/downloads/</text:span></text:a></text:p>
        </text:list-item>
        <text:list-item>
          <text:p text:style-name="P3">Start syncing your ethereum nodes by running </text:p>
          <text:p text:style-name="P2"/>
          <text:p text:style-name="P4">geth --rpc --rpcapi="personal,eth,network,web3,net" --ipcpath "~/Library/Ethereum/geth.ipc"</text:p>
          <text:p text:style-name="P5"/>
        </text:list-item>
        <text:list-item>
          <text:p text:style-name="P6">In a new terminal write “ $ geth attach “ to get attached to your mainnet node and execute commands on it.</text:p>
        </text:list-item>
        <text:list-item>
          <text:p text:style-name="P8"><text:span text:style-name="T4">To check your ethereum node syncing status type “$ eth.syncing“. This will give you the current status of your syncing. If you get False in return then it means that your node is completely sync. The syncing can take anywhere </text:span><text:span text:style-name="T5">from</text:span><text:span text:style-name="T4"> 4 to </text:span><text:span text:style-name="T5">8</text:span><text:span text:style-name="T4"> days depending on your </text:span><text:span text:style-name="T5">Internet</text:span><text:span text:style-name="T4"> speed.</text:span></text:p>
        </text:list-item>
        <text:list-item>
          <text:p text:style-name="P7">Once the node is synced you can create a new account on the mainnet. Deploy your smart contracts using that address and then send them to your own address.</text:p>
        </text:list-item>
        <text:list-item>
          <text:p text:style-name="P7">To create a new account go to the terminal and type </text:p>
          <text:p text:style-name="P9"><text:span text:style-name="T2">$ geth account </text:span><text:span text:style-name="T3">live</text:span><text:span text:style-name="T2"> new</text:span></text:p>
          <text:p text:style-name="P7"/>
        </text:list-item>
        <text:list-item>
          <text:p text:style-name="P7">You will be assigned an account address and will be asked for your paraphrase which should be a strong password not just random 12345. </text:p>
          <text:p text:style-name="P7"/>
        </text:list-item>
        <text:list-item>
          <text:p text:style-name="P7">In order to deploy any smart contracts on the main ethereum network you need to have some ether in your account.</text:p>
        </text:list-item>
        <text:list-item>
          <text:p text:style-name="P7">go back to the geth attached terminal and type </text:p>
          <text:p text:style-name="P7">$ eth.accounts[0] </text:p>
          <text:p text:style-name="P7">This is your account that you had created you can match the address. </text:p>
          <text:p text:style-name="P7"/>
        </text:list-item>
        <text:list-item>
          <text:p text:style-name="P7">Then to check if you got some ethers type </text:p>
          <text:p text:style-name="P7"/>
          <text:p text:style-name="P7">$ eth.getBalance(eth.accounts[0])</text:p>
          <text:p text:style-name="P7">If you see a non zero value here. This represents your ether in "WEI" which is a small unit of Ether.</text:p>
          <text:p text:style-name="P7"/>
        </text:list-item>
        <text:list-item>
          <text:p text:style-name="P7">Its time to deploy our smart contracts on to the rinkeby network.</text:p>
          <text:p text:style-name="P7">$ personal.unlockAccount(eth.accounts[0], null, 1200)</text:p>
          <text:p text:style-name="P7">This command requires three parameters that account , its passphrase and the time you need to open this account for. We provided the account , then we provided null which means that you will enter your password later and now write it here in the open format and the last are the seconds that for how long we want this account opened.</text:p>
          <text:p text:style-name="P7"/>
        </text:list-item>
        <text:list-item>
          <text:p text:style-name="P7">After this go the default terminal and type a command to migrate your smart contracts onto the main network using the account you just unlocked.</text:p>
          <text:p text:style-name="P7"/>
          <text:p text:style-name="P9"><text:span text:style-name="T2">$ truffle migrate --reset –compile-all </text:span><text:span text:style-name="T3">live</text:span></text:p>
          <text:p text:style-name="P7"><text:soft-page-break/>give it a few minutes and you are done. All of your smart contracts are deployed on to the <text:s/>network. In your console output you will get all the address of your deployed contracts, which you can search these contracts on the https://etherscan.i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5:31:06.355714183</meta:creation-date>
    <dc:date>2019-02-19T16:03:20.751625619</dc:date>
    <meta:editing-duration>PT15M59S</meta:editing-duration>
    <meta:editing-cycles>3</meta:editing-cycles>
    <meta:generator>LibreOffice/5.1.6.2$Linux_X86_64 LibreOffice_project/10m0$Build-2</meta:generator>
    <meta:document-statistic meta:table-count="0" meta:image-count="0" meta:object-count="0" meta:page-count="2" meta:paragraph-count="24" meta:word-count="418" meta:character-count="2355" meta:non-whitespace-character-count="1968"/>
  </office:meta>
</office:document-meta>
</file>